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75c6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PLC Analog </text:span>Input <text:span text:style-name="T1">Smoothing</text:span></text:h>
      <text:p text:style-name="P1"><draw:frame draw:style-name="fr1" draw:name="Object1" text:anchor-type="as-char" svg:width="2.6862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8S</meta:editing-duration>
    <meta:editing-cycles>18</meta:editing-cycles>
    <meta:generator>LibreOffice/4.4.0.3$Windows_x86 LibreOffice_project/de093506bcdc5fafd9023ee680b8c60e3e0645d7</meta:generator>
    <dc:date>2015-03-27T18:11:45.500000000</dc:date>
    <meta:document-statistic meta:table-count="0" meta:image-count="0" meta:object-count="1" meta:page-count="1" meta:paragraph-count="2" meta:word-count="4" meta:character-count="26" meta:non-whitespace-character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y</mi>
          <mi>i</mi>
        </msub>
        <mo stretchy="false">=</mo>
        <mfrac>
          <mrow>
            <msub>
              <mi>x</mi>
              <mi>i</mi>
            </msub>
            <mo stretchy="false">+</mo>
            <mrow>
              <mrow>
                <mo fence="true" stretchy="false">(</mo>
                <mrow>
                  <mrow>
                    <mi>a</mi>
                    <mo stretchy="false">−</mo>
                    <mn>1</mn>
                  </mrow>
                </mrow>
                <mo fence="true" stretchy="false">)</mo>
              </mrow>
              <mo stretchy="false">⋅</mo>
              <msub>
                <mi>y</mi>
                <mrow>
                  <mi>i</mi>
                  <mo stretchy="false">−</mo>
                  <mn>1</mn>
                </mrow>
              </msub>
            </mrow>
          </mrow>
          <mi>a</mi>
        </mfrac>
      </mrow>
      <mi>;</mi>
      <mrow>
        <mtext>where</mtext>
        <mrow>
          <msub>
            <mi>y</mi>
            <mn>0</mn>
          </msub>
          <mo stretchy="false">=</mo>
          <msub>
            <mi>x</mi>
            <mn>0,</mn>
          </msub>
        </mrow>
        <mrow>
          <mi>a</mi>
          <mo stretchy="false">&gt;</mo>
          <mn>1</mn>
        </mrow>
      </mrow>
    </mrow>
    <annotation encoding="StarMath 5.0">y_i = {x_i + (a - 1) cdot y_{i-1} } over a  ; {"where" y_0 = x_0, a &gt; 1}</annotation>
  </semantics>
</math>
</file>